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5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26pt" fo:text-shadow="none" fo:font-weight="bold" style:font-name-asian="Segoe UI3" style:font-size-asian="26pt" style:font-weight-asian="bold" style:font-name-complex="Segoe UI3" style:font-size-complex="26pt" style:font-weight-complex="bold"/>
    </style:style>
    <style:style style:name="T6" style:family="text">
      <style:text-properties fo:color="#000000" style:font-name="Segoe UI" fo:font-size="32pt" fo:text-shadow="none" fo:font-weight="normal" style:font-name-asian="Segoe UI3" style:font-size-asian="32pt" style:font-weight-asian="normal" style:font-name-complex="Segoe UI3" style:font-size-complex="32pt" style:font-weight-complex="normal"/>
    </style:style>
    <style:style style:name="T7" style:family="text">
      <style:text-properties fo:color="#000000" style:font-name="Segoe UI" fo:font-size="34pt" fo:text-shadow="none" fo:font-weight="bold" style:font-name-asian="Segoe UI3" style:font-size-asian="34pt" style:font-weight-asian="bold" style:font-name-complex="Segoe UI3" style:font-size-complex="34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493cm">
          <draw:text-box>
            <text:p text:style-name="P1"><text:span text:style-name="T1">HYMN #575</text:span></text:p>
            <text:p text:style-name="P1"><text:span text:style-name="T2">“</text:span><text:span text:style-name="T2">My Hope Is Built on Nothing L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My hope is built on nothing less</text:span><text:span text:style-name="T4"><text:line-break/></text:span><text:span text:style-name="T4">Than Jesus’ blood and righteousness;</text:span><text:span text:style-name="T4"><text:line-break/></text:span><text:span text:style-name="T4">No merit of my own I claim</text:span><text:span text:style-name="T4"><text:line-break/></text:span><text:span text:style-name="T4">But wholly lean on Jesus’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7" draw:layer="layout" svg:width="25.146cm" svg:height="3.631cm" svg:x="1.524cm" svg:y="1.27cm">
          <draw:text-box>
            <text:p text:style-name="P6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4"><text:span text:style-name="T3">2.</text:span><text:span text:style-name="T3"><text:tab/></text:span><text:span text:style-name="T4">When darkness veils His lovely face,</text:span><text:span text:style-name="T4"><text:line-break/></text:span><text:span text:style-name="T4">I rest on His unchanging grace;</text:span><text:span text:style-name="T4"><text:line-break/></text:span><text:span text:style-name="T4">In ev’ry high and stormy gale</text:span><text:span text:style-name="T4"><text:line-break/></text:span><text:span text:style-name="T4">My anchor holds within the ve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7" draw:layer="layout" svg:width="25.146cm" svg:height="3.631cm" svg:x="1.477cm" svg:y="1.265cm">
          <draw:text-box>
            <text:p text:style-name="P6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2" draw:layer="layout" svg:width="25.146cm" svg:height="7.011cm" svg:x="1.524cm" svg:y="0.609cm">
          <draw:text-box>
            <text:p text:style-name="P1"><text:span text:style-name="T3">3. </text:span><text:span text:style-name="T4">His oath, His covenant and blood</text:span><text:span text:style-name="T4"><text:line-break/></text:span><text:span text:style-name="T4">Support me in the raging flood;</text:span><text:span text:style-name="T4"><text:line-break/></text:span><text:span text:style-name="T4">When ev’ry earthly prop gives way,</text:span><text:span text:style-name="T4"><text:line-break/></text:span><text:span text:style-name="T4">He then is all my hope and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7" draw:layer="layout" svg:width="25.146cm" svg:height="3.631cm" svg:x="1.524cm" svg:y="1.195cm">
          <draw:text-box>
            <text:p text:style-name="P6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5" draw:text-style-name="P5" draw:layer="layout" svg:width="25.4cm" svg:height="7.421cm" svg:x="1.317cm" svg:y="0.497cm">
          <draw:text-box>
            <text:p text:style-name="P4"><text:span text:style-name="T3">4. </text:span><text:span text:style-name="T7">When He shall come with trumpet sound,</text:span><text:span text:style-name="T4"><text:line-break/></text:span><text:span text:style-name="T4">Oh, may I then in Him be found,</text:span><text:span text:style-name="T4"><text:line-break/></text:span><text:span text:style-name="T4">Clothed in His righteousness alone,</text:span><text:span text:style-name="T4"><text:line-break/></text:span><text:span text:style-name="T4">Redeemed to stand before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6" draw:text-style-name="P7" draw:layer="layout" svg:width="25.146cm" svg:height="9.807cm" svg:x="1.524cm" svg:y="1.115cm">
          <draw:text-box>
            <text:p text:style-name="P6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8"><text:s text:c="11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9:04:53.673000000</meta:creation-date>
    <dc:title>Hymn template</dc:title>
    <meta:editing-duration>PT30M29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3T17:39:04.191000000</dc:date>
    <meta:document-statistic meta:object-count="147"/>
    <meta:template xlink:type="simple" xlink:actuate="onRequest" xlink:title="Hymn template" xlink:href="../../AppData/Roaming/LibreOffice/4/user/template/Worship%20Templsates/Hymn%20template.otp" meta:date="2015-07-21T09:04:53.392000000"/>
  </office:meta>
</office:document-meta>
</file>